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Text_20_body" style:list-style-name="L2"/>
    <style:style style:name="T1"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Layout</text:h>
      <text:list xml:id="list35531412" text:style-name="L1">
        <text:list-item>
          <text:p text:style-name="P1">Wir haben das <text:span text:style-name="T1">Layout</text:span> der Seite so gewählt, dass es in verschiedenen Web-Browsern sehr ähnlich aussieht und keine großen Veränderungen gibt. Durch die nicht voll ausgenutzte Seite und die Ränder stellen wir sicher, dass auch bei variablen Auflösungen die Seite optimal angezeigt werden kann.</text:p>
          <text:list>
            <text:list-item>
              <text:p text:style-name="P1">Getestet wurde es mit den Mozilla FF und einer Auflösung von 1024 x 756 Pixeln</text:p>
            </text:list-item>
            <text:list-item>
              <text:p text:style-name="P1">(Chrome, IE und Safari sollten wir noch testen)</text:p>
            </text:list-item>
          </text:list>
        </text:list-item>
        <text:list-item>
          <text:p text:style-name="P1">Die Website unterteilt sich in drei Bereiche. Oben über der Navigation(links) und dem Inhalt(rechts) ist ein Banner.</text:p>
        </text:list-item>
        <text:list-item>
          <text:p text:style-name="P1">Links und rechts von der eigentlichen Seite ist nur der Hintergrund zu sehen.</text:p>
        </text:list-item>
      </text:list>
      <text:p text:style-name="Standard"/>
      <text:h text:style-name="Heading_20_2" text:outline-level="2">Design (ohne e)</text:h>
      <text:list xml:id="list36184679" text:continue-numbering="true" text:style-name="L1">
        <text:list-item>
          <text:p text:style-name="P1">Das <text:span text:style-name="T1">Design</text:span> der Website steht noch nicht fest, wird sich aber an dem Design des Spiel orientieren.</text:p>
        </text:list-item>
        <text:list-item>
          <text:p text:style-name="P1">Der Hintergrund ebenso.</text:p>
        </text:list-item>
      </text:list>
      <text:p text:style-name="Standard"/>
      <text:h text:style-name="Heading_20_2" text:outline-level="2">Aufbau</text:h>
      <text:list xml:id="list35673513" text:style-name="L2">
        <text:list-item>
          <text:p text:style-name="P2">Die Website ist so aufgebaut, dass über den Navigator alle Seiten angezeigt werden können. Als Menüpunkte haben wir:</text:p>
          <text:list>
            <text:list-item>
              <text:p text:style-name="P2">Startseite:<text:tab/><text:tab/>Hier kann das Spiel gestartet werden. Es öffnet sich in einem <text:tab/><text:tab/><text:tab/><text:tab/>Popup und kann nicht durch versehentliches Klicken geschlossen <text:tab/><text:tab/><text:tab/><text:tab/>werden.</text:p>
            </text:list-item>
            <text:list-item>
              <text:p text:style-name="P2">News:<text:tab/><text:tab/><text:tab/>In die News werden Fortschritte und Veränderungen geschrieben. <text:tab/><text:tab/><text:tab/><text:tab/>(Eher als kleines Tagebuch gedacht)</text:p>
            </text:list-item>
            <text:list-item>
              <text:p text:style-name="P2"><text:s/>Spielanleitung:<text:tab/>Die Spielregeln und die Anleitung des Spiels.</text:p>
            </text:list-item>
            <text:list-item>
              <text:p text:style-name="P2">Das Team:<text:tab/><text:tab/>Eine kurze Vorstellung des Teams</text:p>
            </text:list-item>
            <text:list-item>
              <text:p text:style-name="P2">Highscore:<text:tab/><text:tab/>Hier können Spieler sehen wer der besste Schiffeversenken <text:tab/><text:tab/><text:tab/><text:tab/>Spieler ist. (Optional, kommt auf die Anforderungen an.)</text:p>
            </text:list-item>
            <text:list-item>
              <text:p text:style-name="P2">Das Spiel:<text:tab/><text:tab/>Das Spiel wird über die Startseite gestartet und in einem neuen <text:tab/><text:tab/><text:tab/><text:tab/>Fester geöffnet. Somit ist sichergestellt, dass auch während des <text:tab/><text:tab/><text:tab/><text:tab/>Spiels die Spielanleitung eingesehen werden kann ohne das <text:tab/><text:tab/><text:tab/><text:tab/>laufende Spiel versehentlich zu beenden.</text:p>
              <text:p text:style-name="P2"/>
            </text:list-item>
          </text:list>
        </text:list-item>
      </text:list>
      <text:p text:style-name="Text_20_body"><text:tab/></text:p>
      <text:list xml:id="list36201236" text:continue-numbering="true" text:style-name="L2">
        <text:list-item>
          <text:list>
            <text:list-header>
              <text:p text:style-name="P2"><text:tab/><text:tab/></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05T15:39:40.53</meta:creation-date>
    <meta:document-statistic meta:table-count="0" meta:image-count="0" meta:object-count="0" meta:page-count="1" meta:paragraph-count="19" meta:word-count="258" meta:character-count="1639"/>
    <dc:date>2012-05-05T16:05:51.28</dc:date>
    <meta:editing-duration>PT10M59S</meta:editing-duration>
    <meta:editing-cycles>1</meta:editing-cycles>
    <meta:generator>OpenOffice.org/3.3$Win32 OpenOffice.org_project/330m20$Build-9567</meta:generator>
  </office:meta>
</office:document-meta>
</file>